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</style:style>
    <style:style style:name="co1" style:family="table-column">
      <style:table-column-properties style:column-width="1.477cm" style:use-optimal-column-width="false"/>
    </style:style>
    <style:style style:name="co2" style:family="table-column">
      <style:table-column-properties style:column-width="1.511cm" style:use-optimal-column-width="false"/>
    </style:style>
    <style:style style:name="ro1" style:family="table-row">
      <style:table-row-properties style:row-height="2.048cm"/>
    </style:style>
    <style:style style:name="ro2" style:family="table-row">
      <style:table-row-properties style:row-height="1.587cm"/>
    </style:style>
    <style:style style:name="ce1" style:family="table-cell">
      <style:text-properties style:font-name="Utopia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textarea-vertical-align="middle"/>
      <style:paragraph-properties fo:line-height="100%" fo:text-align="center"/>
      <style:text-properties style:text-position="33% 58%" style:font-name="Utopia" fo:font-size="16pt" style:font-size-asian="16pt" style:font-size-complex="16pt"/>
    </style:style>
    <style:style style:name="ce3" style:family="table-cell">
      <loext:graphic-properties draw:textarea-vertical-align="middle"/>
      <style:paragraph-properties fo:text-align="center"/>
      <style:text-properties style:text-position="33% 58%" style:font-name="Utopia"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text-properties style:font-name="Utopia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line-height="100%" fo:text-align="center"/>
      <style:text-properties style:text-position="33% 58%" style:font-name="Utopia" fo:font-size="16pt" style:font-size-asian="16pt" style:font-size-complex="16pt"/>
    </style:style>
    <style:style style:name="P6" style:family="paragraph">
      <style:paragraph-properties fo:text-align="center"/>
      <style:text-properties style:text-position="33% 58%" style:font-name="Utopia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Utopia" fo:font-size="10pt" style:font-size-asian="10pt" style:font-size-complex="10pt"/>
    </style:style>
    <style:style style:name="T3" style:family="text">
      <style:text-properties style:font-name="Utopia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24.765cm" svg:height="3.683cm" svg:x="1.618cm" svg:y="12.009cm">
          <draw:text-box>
            <text:p text:style-name="P1"><text:span text:style-name="T1">Table 2.</text:span></text:p>
            <text:p text:style-name="P2"><text:span text:style-name="T2"><text:s/></text:span><text:span text:style-name="T3">Test results for four variations of a pca autoencoder. <text:s/>(i) PCA-256 is a pure pca model trained from svd decomposition of a limited training set. (ii) PCA-256-linear is an auto-encoder variant trained on a full set of training images. (iii.) PCA-256-sigmoid is same as ii. but with a sigmoid activation. (iv.) PCA-256-relu is same as ii. </text:span><text:span text:style-name="T3">Test</text:span><text:span text:style-name="T3"> but with relu activation.</text:span></text:p>
          </draw:text-box>
        </draw:frame>
        <draw:frame draw:style-name="standard" draw:layer="layout" svg:width="25.142cm" svg:height="9.778cm" svg:x="1.508cm" svg:y="1.5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T1/T2</text:p>
              </table:table-cell>
              <table:table-cell>
                <text:p text:style-name="P4">blur</text:p>
              </table:table-cell>
              <table:table-cell>
                <text:p text:style-name="P4">noise</text:p>
              </table:table-cell>
              <table:table-cell>
                <text:p text:style-name="P4">rot’d</text:p>
              </table:table-cell>
              <table:table-cell>
                <text:p text:style-name="P4">shear</text:p>
              </table:table-cell>
              <table:table-cell>
                <text:p text:style-name="P4">crop</text:p>
              </table:table-cell>
              <table:table-cell>
                <text:p text:style-name="P4">occlude</text:p>
              </table:table-cell>
              <table:table-cell>
                <text:p text:style-name="P4">h-flip</text:p>
              </table:table-cell>
              <table:table-cell>
                <text:p text:style-name="P4">v-flip</text:p>
              </table:table-cell>
              <table:table-cell>
                <text:p text:style-name="P4">brighten</text:p>
              </table:table-cell>
              <table:table-cell>
                <text:p text:style-name="P4">darken</text:p>
              </table:table-cell>
              <table:table-cell>
                <text:p text:style-name="P4">histeq</text:p>
              </table:table-cell>
              <table:table-cell>
                <text:p text:style-name="P4">compress</text:p>
              </table:table-cell>
              <table:table-cell>
                <text:p text:style-name="P4">decimate</text:p>
              </table:table-cell>
              <table:table-cell>
                <text:p text:style-name="P4">upscale</text:p>
              </table:table-cell>
              <table:table-cell>
                <text:p text:style-name="P4">downscale</text:p>
              </table:table-cell>
            </table:table-row>
            <table:table-row table:style-name="ro1" table:default-cell-style-name="ce2">
              <table:table-cell table:style-name="ce1">
                <text:p text:style-name="P4">Pca-256</text:p>
              </table:table-cell>
              <table:table-cell>
                <text:p text:style-name="P5">9.9/</text:p>
                <text:p text:style-name="P5">11.1</text:p>
              </table:table-cell>
              <table:table-cell>
                <text:p text:style-name="P5">0/0</text:p>
              </table:table-cell>
              <table:table-cell>
                <text:p text:style-name="P5">0.84/</text:p>
                <text:p text:style-name="P5">0.24</text:p>
              </table:table-cell>
              <table:table-cell>
                <text:p text:style-name="P5">0/0</text:p>
              </table:table-cell>
              <table:table-cell>
                <text:p text:style-name="P5">0.99/</text:p>
                <text:p text:style-name="P5">0.77</text:p>
              </table:table-cell>
              <table:table-cell>
                <text:p text:style-name="P5">0/0</text:p>
              </table:table-cell>
              <table:table-cell>
                <text:p text:style-name="P5">0.14/</text:p>
                <text:p text:style-name="P5">0.05</text:p>
              </table:table-cell>
              <table:table-cell>
                <text:p text:style-name="P5">0/0</text:p>
              </table:table-cell>
              <table:table-cell>
                <text:p text:style-name="P5">1.0/</text:p>
                <text:p text:style-name="P5">1.0</text:p>
              </table:table-cell>
              <table:table-cell>
                <text:p text:style-name="P5">0.02/</text:p>
                <text:p text:style-name="P5">0</text:p>
              </table:table-cell>
              <table:table-cell>
                <text:p text:style-name="P5">0.02/</text:p>
                <text:p text:style-name="P5">0</text:p>
              </table:table-cell>
              <table:table-cell>
                <text:p text:style-name="P5">0/0</text:p>
              </table:table-cell>
              <table:table-cell>
                <text:p text:style-name="P5">0/0</text:p>
              </table:table-cell>
              <table:table-cell>
                <text:p text:style-name="P5">0/0</text:p>
              </table:table-cell>
              <table:table-cell>
                <text:p text:style-name="P5">0/0</text:p>
              </table:table-cell>
              <table:table-cell>
                <text:p text:style-name="P5">0/0</text:p>
              </table:table-cell>
            </table:table-row>
            <table:table-row table:style-name="ro1" table:default-cell-style-name="ce3">
              <table:table-cell table:style-name="ce1">
                <text:p text:style-name="P4">pca-256-linear</text:p>
              </table:table-cell>
              <table:table-cell>
                <text:p text:style-name="P6">14.3/</text:p>
                <text:p text:style-name="P6">16.3</text:p>
              </table:table-cell>
              <table:table-cell>
                <text:p text:style-name="P6">0/0</text:p>
              </table:table-cell>
              <table:table-cell>
                <text:p text:style-name="P6">0.31/</text:p>
                <text:p text:style-name="P6">0.10</text:p>
              </table:table-cell>
              <table:table-cell>
                <text:p text:style-name="P6">0/0</text:p>
              </table:table-cell>
              <table:table-cell>
                <text:p text:style-name="P6">0.72/</text:p>
                <text:p text:style-name="P6">0.23</text:p>
              </table:table-cell>
              <table:table-cell>
                <text:p text:style-name="P6">0/0</text:p>
              </table:table-cell>
              <table:table-cell>
                <text:p text:style-name="P6">0.05/</text:p>
                <text:p text:style-name="P6">0.02</text:p>
              </table:table-cell>
              <table:table-cell>
                <text:p text:style-name="P6">0/0</text:p>
              </table:table-cell>
              <table:table-cell>
                <text:p text:style-name="P6">1.0/</text:p>
                <text:p text:style-name="P6">0.96</text:p>
              </table:table-cell>
              <table:table-cell>
                <text:p text:style-name="P6">0.008/</text:p>
                <text:p text:style-name="P6">0</text:p>
              </table:table-cell>
              <table:table-cell>
                <text:p text:style-name="P6">0.008/</text:p>
                <text:p text:style-name="P6">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</table:table-row>
            <table:table-row table:style-name="ro1" table:default-cell-style-name="ce3">
              <table:table-cell table:style-name="ce1">
                <text:p text:style-name="P4">pca-256-sigmoid</text:p>
              </table:table-cell>
              <table:table-cell>
                <text:p text:style-name="P6">4.9/</text:p>
                <text:p text:style-name="P6">5.5</text:p>
              </table:table-cell>
              <table:table-cell>
                <text:p text:style-name="P6">0/0</text:p>
              </table:table-cell>
              <table:table-cell>
                <text:p text:style-name="P6">0.23/</text:p>
                <text:p text:style-name="P6">0.10</text:p>
              </table:table-cell>
              <table:table-cell>
                <text:p text:style-name="P6">0/0</text:p>
              </table:table-cell>
              <table:table-cell>
                <text:p text:style-name="P6">0.41/</text:p>
                <text:p text:style-name="P6">0.18</text:p>
              </table:table-cell>
              <table:table-cell>
                <text:p text:style-name="P6">0/0</text:p>
              </table:table-cell>
              <table:table-cell>
                <text:p text:style-name="P6">0.05/</text:p>
                <text:p text:style-name="P6">0.03</text:p>
              </table:table-cell>
              <table:table-cell>
                <text:p text:style-name="P6">0/0</text:p>
              </table:table-cell>
              <table:table-cell>
                <text:p text:style-name="P6">0.95/</text:p>
                <text:p text:style-name="P6">0.74</text:p>
              </table:table-cell>
              <table:table-cell>
                <text:p text:style-name="P6">0.008/</text:p>
                <text:p text:style-name="P6">0</text:p>
              </table:table-cell>
              <table:table-cell>
                <text:p text:style-name="P6">0.004/</text:p>
                <text:p text:style-name="P6">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</table:table-row>
            <table:table-row table:style-name="ro2" table:default-cell-style-name="ce3">
              <table:table-cell table:style-name="ce1">
                <text:p text:style-name="P4">pca-256-relu</text:p>
              </table:table-cell>
              <table:table-cell>
                <text:p text:style-name="P6">14.3/</text:p>
                <text:p text:style-name="P6">16.0</text:p>
              </table:table-cell>
              <table:table-cell>
                <text:p text:style-name="P6">0/0</text:p>
              </table:table-cell>
              <table:table-cell>
                <text:p text:style-name="P6">0.23/</text:p>
                <text:p text:style-name="P6">0.12</text:p>
              </table:table-cell>
              <table:table-cell>
                <text:p text:style-name="P6">0/0</text:p>
              </table:table-cell>
              <table:table-cell>
                <text:p text:style-name="P6">0.52/</text:p>
                <text:p text:style-name="P6">0.20</text:p>
              </table:table-cell>
              <table:table-cell>
                <text:p text:style-name="P6">0/0</text:p>
              </table:table-cell>
              <table:table-cell>
                <text:p text:style-name="P6">0.05/</text:p>
                <text:p text:style-name="P6">0.02</text:p>
              </table:table-cell>
              <table:table-cell>
                <text:p text:style-name="P6">0/0</text:p>
              </table:table-cell>
              <table:table-cell>
                <text:p text:style-name="P6">0.99/</text:p>
                <text:p text:style-name="P6">0.92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  <table:table-cell>
                <text:p text:style-name="P6">0/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18:16:51.332198525</meta:creation-date>
    <dc:date>2019-04-10T17:54:13.814748114</dc:date>
    <meta:editing-duration>PT20M24S</meta:editing-duration>
    <meta:editing-cycles>7</meta:editing-cycles>
    <meta:generator>LibreOffice/5.2.7.2$Linux_X86_64 LibreOffice_project/20m0$Build-2</meta:generator>
    <meta:document-statistic meta:object-count="2"/>
  </office:meta>
</office:document-meta>
</file>